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30000034C1BD71A1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137fe1" officeooo:paragraph-rsid="00137fe1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1<text:tab/><text:tab/><text:tab/><text:tab/><text:tab/><text:tab/><text:tab/>Act2</text:p>
      <text:p text:style-name="P1"><draw:frame draw:style-name="fr1" draw:name="Imagen1" text:anchor-type="char" svg:x="0.062cm" svg:y="0.136cm" svg:width="7.579cm" svg:height="15.87cm" draw:z-index="0"><draw:image xlink:href="Pictures/10000001000001930000034C1BD71A1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37fe1" officeooo:paragraph-rsid="00137fe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Juan Esteban Arboleda López</text:p>
        <text:p text:style-name="MP1">Ejercicios T6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23T12:03:17.690000000</meta:creation-date>
    <dc:date>2025-01-23T12:06:25.793000000</dc:date>
    <meta:editing-duration>PT3M10S</meta:editing-duration>
    <meta:editing-cycles>1</meta:editing-cycles>
    <meta:document-statistic meta:table-count="0" meta:image-count="1" meta:object-count="0" meta:page-count="1" meta:paragraph-count="3" meta:word-count="8" meta:character-count="55" meta:non-whitespace-character-count="44"/>
    <meta:generator>LibreOffice/24.8.4.2$Windows_X86_64 LibreOffice_project/bb3cfa12c7b1bf994ecc5649a80400d06cd71002</meta:generator>
  </office:meta>
</office:document-meta>
</file>